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font-size="18pt" style:font-size-asian="18pt" style:font-size-complex="18pt"/>
    </style:style>
    <style:style style:name="P3" style:family="paragraph" style:parent-style-name="Text_20_body">
      <style:text-properties fo:font-size="18pt" officeooo:paragraph-rsid="00097b1f" style:font-size-asian="18pt" style:font-size-complex="18pt"/>
    </style:style>
    <style:style style:name="P4" style:family="paragraph" style:parent-style-name="Text_20_body">
      <style:text-properties fo:color="#ce181e" fo:font-size="18pt" officeooo:paragraph-rsid="00097b1f" style:font-size-asian="18pt" style:font-size-complex="18pt"/>
    </style:style>
    <style:style style:name="P5" style:family="paragraph" style:parent-style-name="Preformatted_20_Text">
      <style:text-properties fo:font-size="18pt" style:font-size-asian="18pt" style:font-size-complex="18pt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8pt" style:font-size-asian="18pt" style:font-size-complex="18pt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09922a"/>
    </style:style>
    <style:style style:name="P9" style:family="paragraph" style:parent-style-name="Text_20_body">
      <style:text-properties fo:font-size="18pt" style:font-size-asian="18pt" style:font-size-complex="18pt"/>
    </style:style>
    <style:style style:name="P10" style:family="paragraph" style:parent-style-name="Text_20_body">
      <style:text-properties fo:font-size="18pt" officeooo:paragraph-rsid="0009922a" style:font-size-asian="18pt" style:font-size-complex="18pt"/>
    </style:style>
    <style:style style:name="P11" style:family="paragraph" style:parent-style-name="Text_20_body">
      <style:text-properties fo:font-size="18pt" fo:font-weight="bold" officeooo:paragraph-rsid="0009922a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9922a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097b1f"/>
    </style:style>
    <style:style style:name="T5" style:family="text">
      <style:text-properties officeooo:rsid="0009922a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1.</text:span> What is a structure in C?</text:p>
      <text:p text:style-name="P10">A: A structure in C is a <text:span text:style-name="T6">collection of variables of different data types grouped together under a single name</text:span>. Each variable within a structure is called a member, and the members can be accessed using the dot operator (.) with the structure name. For example:</text:p>
      <text:p text:style-name="P2">c</text:p>
      <text:p text:style-name="Preformatted_20_Text"><text:span text:style-name="Source_20_Text"><text:span text:style-name="T1">struct person {</text:span></text:span></text:p>
      <text:p text:style-name="Preformatted_20_Text"><text:span text:style-name="Source_20_Text"><text:span text:style-name="T1"><text:s text:c="4"/>char name[20];</text:span></text:span></text:p>
      <text:p text:style-name="Preformatted_20_Text"><text:span text:style-name="Source_20_Text"><text:span text:style-name="T1"><text:s text:c="4"/>int age;</text:span></text:span></text:p>
      <text:p text:style-name="Preformatted_20_Text"><text:span text:style-name="Source_20_Text"><text:span text:style-name="T1"><text:s text:c="4"/>float height;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struct person myPerson;</text:span></text:span></text:p>
      <text:p text:style-name="P1"><text:span text:style-name="Source_20_Text"><text:span text:style-name="T1">myPerson.age = 30;</text:span></text:span></text:p>
      <text:p text:style-name="P10"><text:span text:style-name="T5">2.</text:span> <text:span text:style-name="T6">How do you declare a structure in C?</text:span></text:p>
      <text:p text:style-name="P10"><text:s/>A: A structure in C can be declared using the <text:span text:style-name="T6">struct keyword, followed by the structure name and the list of members within curly braces</text:span>. For example:</text:p>
      <text:p text:style-name="P2">c</text:p>
      <text:p text:style-name="Preformatted_20_Text"><text:span text:style-name="Source_20_Text"><text:span text:style-name="T1">struct person {</text:span></text:span></text:p>
      <text:p text:style-name="Preformatted_20_Text"><text:span text:style-name="Source_20_Text"><text:span text:style-name="T1"><text:s text:c="4"/>char name[20];</text:span></text:span></text:p>
      <text:p text:style-name="Preformatted_20_Text"><text:span text:style-name="Source_20_Text"><text:span text:style-name="T1"><text:s text:c="4"/>int age;</text:span></text:span></text:p>
      <text:p text:style-name="Preformatted_20_Text"><text:span text:style-name="Source_20_Text"><text:span text:style-name="T1"><text:s text:c="4"/>float height;</text:span></text:span></text:p>
      <text:p text:style-name="P1"><text:span text:style-name="Source_20_Text"><text:span text:style-name="T1">};</text:span></text:span></text:p>
      <text:p text:style-name="P10"><text:span text:style-name="T5">3.</text:span> <text:span text:style-name="T6">How do you initialize a structure in C?</text:span></text:p>
      <text:p text:style-name="P10"><text:s/>A: A structure in C can be initialized using <text:span text:style-name="T6">curly braces and the values of its members</text:span>. For example:</text:p>
      <text:p text:style-name="P2">java</text:p>
      <text:p text:style-name="P1"><text:soft-page-break/><text:span text:style-name="Source_20_Text"><text:span text:style-name="T1">struct person myPerson = {"John", 30, 1.75};</text:span></text:span></text:p>
      <text:p text:style-name="P10"><text:span text:style-name="T5">4.</text:span><text:span text:style-name="T6">How do you access the members of a structure in C?</text:span></text:p>
      <text:p text:style-name="P10"><text:s/>A: The members of a structure in C can be accessed using <text:span text:style-name="T6">the dot operator (.) with the structure name.</text:span> For example:</text:p>
      <text:p text:style-name="P2">perl</text:p>
      <text:p text:style-name="Preformatted_20_Text"><text:span text:style-name="Source_20_Text"><text:span text:style-name="T1">struct person myPerson = {"John", 30, 1.75};</text:span></text:span></text:p>
      <text:p text:style-name="Preformatted_20_Text"><text:span text:style-name="Source_20_Text"><text:span text:style-name="T1">printf("Name: %s\n", myPerson.name);</text:span></text:span></text:p>
      <text:p text:style-name="Preformatted_20_Text"><text:span text:style-name="Source_20_Text"><text:span text:style-name="T1">printf("Age: %d\n", myPerson.age);</text:span></text:span></text:p>
      <text:p text:style-name="P8"><text:span text:style-name="Source_20_Text"><text:span text:style-name="T1">printf("Height: %.2f\n", myPerson.height);</text:span></text:span></text:p>
      <text:p text:style-name="P8"><text:span text:style-name="Source_20_Text"><text:span text:style-name="T2">5.</text:span></text:span><text:span text:style-name="T1"> </text:span><text:span text:style-name="T3">How do you pass a structure to a function in C? </text:span></text:p>
      <text:p text:style-name="P8"><text:span text:style-name="T1">A: A structure in C can be passed to a function </text:span><text:span text:style-name="T3">by value or by reference. To pass by value, the function takes a structure parameter and makes a copy of the structur</text:span><text:span text:style-name="T1">e. To pass by reference, the function takes a pointer to the structure as a parameter. For example:</text:span></text:p>
      <text:p text:style-name="P2">c</text:p>
      <text:p text:style-name="Preformatted_20_Text"><text:span text:style-name="Source_20_Text"><text:span text:style-name="T1">// Pass by value</text:span></text:span></text:p>
      <text:p text:style-name="Preformatted_20_Text"><text:span text:style-name="Source_20_Text"><text:span text:style-name="T1">void printPerson(struct person p) {</text:span></text:span></text:p>
      <text:p text:style-name="Preformatted_20_Text"><text:span text:style-name="Source_20_Text"><text:span text:style-name="T1"><text:s text:c="4"/>printf("Name: %s\n", p.name);</text:span></text:span></text:p>
      <text:p text:style-name="Preformatted_20_Text"><text:span text:style-name="Source_20_Text"><text:span text:style-name="T1"><text:s text:c="4"/>printf("Age: %d\n", p.age);</text:span></text:span></text:p>
      <text:p text:style-name="Preformatted_20_Text"><text:span text:style-name="Source_20_Text"><text:span text:style-name="T1"><text:s text:c="4"/>printf("Height: %.2f\n", p.height)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struct person myPerson = {"John", 30, 1.75};</text:span></text:span></text:p>
      <text:p text:style-name="Preformatted_20_Text"><text:span text:style-name="Source_20_Text"><text:span text:style-name="T1">printPerson(myPerson);</text:span></text:span></text:p>
      <text:p text:style-name="P5"/>
      <text:p text:style-name="Preformatted_20_Text"><text:span text:style-name="Source_20_Text"><text:span text:style-name="T1">// Pass by reference</text:span></text:span></text:p>
      <text:p text:style-name="Preformatted_20_Text"><text:span text:style-name="Source_20_Text"><text:span text:style-name="T1">void setAge(struct person *p, int age) {</text:span></text:span></text:p>
      <text:p text:style-name="Preformatted_20_Text"><text:soft-page-break/><text:span text:style-name="Source_20_Text"><text:span text:style-name="T1"><text:s text:c="4"/>p-&gt;age = age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struct person myPerson = {"John", 30, 1.75};</text:span></text:span></text:p>
      <text:p text:style-name="Preformatted_20_Text"><text:span text:style-name="Source_20_Text"><text:span text:style-name="T1">setAge(&amp;myPerson, 35);</text:span></text:span></text:p>
      <text:p text:style-name="P1"><text:span text:style-name="Source_20_Text"><text:span text:style-name="T1">printf("New age: %d\n", myPerson.age);</text:span></text:span></text:p>
      <text:p text:style-name="P10"><text:span text:style-name="T5">6.</text:span> <text:span text:style-name="T6">How do you define a structure pointer in C?</text:span></text:p>
      <text:p text:style-name="P10"><text:s/>A: A structure pointer in C can be defined using <text:span text:style-name="T6">the struct keyword, followed by the structure name and an asterisk (*), and then the pointer variable name.</text:span> For example:</text:p>
      <text:p text:style-name="P2">go</text:p>
      <text:p text:style-name="P1"><text:span text:style-name="Source_20_Text"><text:span text:style-name="T1">struct person *myPersonPtr;</text:span></text:span></text:p>
      <text:p text:style-name="P10"><text:span text:style-name="T5">7.</text:span><text:span text:style-name="T6">How do you allocate memory for a structure pointer in C? </text:span></text:p>
      <text:p text:style-name="P10">A: Memory can be allocated for a structure pointer in C <text:span text:style-name="T6">using the malloc() function. </text:span>For example:</text:p>
      <text:p text:style-name="P2">c</text:p>
      <text:p text:style-name="Preformatted_20_Text"><text:span text:style-name="Source_20_Text"><text:span text:style-name="T1">struct person *myPersonPtr;</text:span></text:span></text:p>
      <text:p text:style-name="P1"><text:span text:style-name="Source_20_Text"><text:span text:style-name="T1">myPersonPtr = (struct person*) malloc(sizeof(struct person));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1:40:04.004004362</meta:creation-date>
    <dc:date>2023-03-09T16:12:18.046961978</dc:date>
    <meta:editing-duration>PT8M4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56" meta:word-count="403" meta:character-count="2378" meta:non-whitespace-character-count="1985"/>
  </office:meta>
</office:document-meta>
</file>